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1b7" officeooo:paragraph-rsid="000ce1b7"/>
    </style:style>
    <style:style style:name="P2" style:family="paragraph" style:parent-style-name="Standard">
      <style:text-properties officeooo:rsid="000dc235" officeooo:paragraph-rsid="000dc235"/>
    </style:style>
    <style:style style:name="P3" style:family="paragraph" style:parent-style-name="Standard">
      <style:text-properties officeooo:rsid="00114db7" officeooo:paragraph-rsid="00114db7"/>
    </style:style>
    <style:style style:name="P4" style:family="paragraph" style:parent-style-name="Standard">
      <style:text-properties officeooo:rsid="0013cb18" officeooo:paragraph-rsid="0013cb18"/>
    </style:style>
    <style:style style:name="P5" style:family="paragraph" style:parent-style-name="Standard">
      <style:text-properties officeooo:rsid="00161afe" officeooo:paragraph-rsid="00161afe"/>
    </style:style>
    <style:style style:name="T1" style:family="text">
      <style:text-properties officeooo:rsid="000dd942"/>
    </style:style>
    <style:style style:name="T2" style:family="text">
      <style:text-properties officeooo:rsid="000ea332"/>
    </style:style>
    <style:style style:name="T3" style:family="text">
      <style:text-properties officeooo:rsid="00101e46"/>
    </style:style>
    <style:style style:name="T4" style:family="text">
      <style:text-properties officeooo:rsid="0012ecbe"/>
    </style:style>
    <style:style style:name="T5" style:family="text">
      <style:text-properties officeooo:rsid="0013cb18"/>
    </style:style>
    <style:style style:name="T6" style:family="text">
      <style:text-properties officeooo:rsid="00161afe"/>
    </style:style>
    <style:style style:name="T7" style:family="text">
      <style:text-properties officeooo:rsid="00165958"/>
    </style:style>
    <style:style style:name="T8" style:family="text">
      <style:text-properties officeooo:rsid="0017a307"/>
    </style:style>
    <style:style style:name="T9" style:family="text">
      <style:text-properties officeooo:rsid="00180c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L</text:p>
      <text:p text:style-name="P1"/>
      <text:p text:style-name="P2">Vétérinaire :</text:p>
      <text:p text:style-name="P2"/>
      <text:p text:style-name="P2"><text:tab/>ID :</text:p>
      <text:p text:style-name="P2"><text:tab/>Nom :</text:p>
      <text:p text:style-name="P2"><text:tab/>Prénom :</text:p>
      <text:p text:style-name="P2"><text:tab/>Société :</text:p>
      <text:p text:style-name="P2"><text:tab/>Siret :</text:p>
      <text:p text:style-name="P2"><text:tab/>Adresse :</text:p>
      <text:p text:style-name="P2"><text:tab/>Téléphone :</text:p>
      <text:p text:style-name="P2"><text:tab/>Email :</text:p>
      <text:p text:style-name="P2"><text:tab/>Mot de passe :</text:p>
      <text:p text:style-name="P2"/>
      <text:p text:style-name="P2">Client/<text:span text:style-name="T4">secrétariat</text:span> :</text:p>
      <text:p text:style-name="P2"><text:tab/>ID :</text:p>
      <text:p text:style-name="P2"><text:tab/>Nom :</text:p>
      <text:p text:style-name="P2"><text:tab/>Prénom :</text:p>
      <text:p text:style-name="P2"><text:tab/>adresse :</text:p>
      <text:p text:style-name="P2"><text:tab/>Téléphone :</text:p>
      <text:p text:style-name="P2"><text:tab/>Email :</text:p>
      <text:p text:style-name="P2"><text:tab/>Nom de l’animal :</text:p>
      <text:p text:style-name="P2"><text:tab/><text:span text:style-name="T9">Mot de passe :</text:span></text:p>
      <text:p text:style-name="P2"/>
      <text:p text:style-name="P2">Animal :</text:p>
      <text:p text:style-name="P2"><text:tab/>ID :</text:p>
      <text:p text:style-name="P2"><text:tab/>Nom :</text:p>
      <text:p text:style-name="P3"><text:tab/>Nom du propriétaire :</text:p>
      <text:p text:style-name="P3"><text:tab/>Prénom du propriétaire :</text:p>
      <text:p text:style-name="P2"><text:tab/>Anniversaire :</text:p>
      <text:p text:style-name="P2"><text:tab/>Date d’entrée dans la famille : </text:p>
      <text:p text:style-name="P2"><text:tab/>Sexe : <text:span text:style-name="T2">(M/F)</text:span></text:p>
      <text:p text:style-name="P2"><text:tab/>Type : <text:span text:style-name="T2">(Chat, chien...)</text:span></text:p>
      <text:p text:style-name="P2"><text:tab/>Race :</text:p>
      <text:p text:style-name="P2"><text:tab/><text:span text:style-name="T1">Poids :</text:span></text:p>
      <text:p text:style-name="P2"><text:tab/><text:span text:style-name="T1">Taille :</text:span></text:p>
      <text:p text:style-name="P4"><text:tab/><text:span text:style-name="T6">Identification t</text:span>atouage : </text:p>
      <text:p text:style-name="P2"><text:tab/><text:span text:style-name="T3">date des vaccins :</text:span></text:p>
      <text:p text:style-name="P3"><text:tab/>date des visites :</text:p>
      <text:p text:style-name="P3"><text:tab/><text:span text:style-name="T8">Intervention :</text:span></text:p>
      <text:p text:style-name="P2"><text:tab/>Antécéd<text:span text:style-name="T6">e</text:span>nt<text:span text:style-name="T4">s</text:span> médicaux :</text:p>
      <text:p text:style-name="P2"><text:tab/>Médicaments :</text:p>
      <text:p text:style-name="P2"><text:tab/>Remarque :</text:p>
      <text:p text:style-name="P2"><text:tab/>Date d’arrêt d’enregistrement (décès, déménagement, changement de cabinet) :</text:p>
      <text:p text:style-name="P2"/>
      <text:p text:style-name="P5">Intervention :</text:p>
      <text:p text:style-name="P5"><text:tab/>ID :</text:p>
      <text:p text:style-name="P5"><text:tab/>Nom de l’animal :</text:p>
      <text:p text:style-name="P5"><text:tab/>Nom du propriétaire :</text:p>
      <text:p text:style-name="P5"><text:tab/>Prénom du propriétaire :</text:p>
      <text:p text:style-name="P5"><text:tab/>Identification t<text:span text:style-name="T5">atouage :</text:span></text:p>
      <text:p text:style-name="P5"><text:tab/>Intervention : (<text:span text:style-name="T7">vaccins, opérations, contrôle de poids/taille)</text:span></text:p>
      <text:p text:style-name="P2"><text:soft-page-break/><text:tab/><text:span text:style-name="T6">Remarque :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42:18.376022410</meta:creation-date>
    <dc:date>2022-12-05T12:56:50.170892774</dc:date>
    <meta:editing-duration>PT2H14M2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137" meta:character-count="767" meta:non-whitespace-character-count="632"/>
  </office:meta>
</office:document-meta>
</file>